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69d" officeooo:paragraph-rsid="0002a69d"/>
    </style:style>
    <style:style style:name="P2" style:family="paragraph" style:parent-style-name="Standard">
      <style:paragraph-properties fo:text-align="start" style:justify-single-word="false"/>
      <style:text-properties officeooo:rsid="0002a69d" officeooo:paragraph-rsid="0002a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8 (Hooks)</text:p>
      <text:p text:style-name="P1"/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HOOKs :</text:p>
      <text:p text:style-name="P2"><text:s text:c="2"/></text:p>
      <text:p text:style-name="P2"><text:s text:c="2"/>Hooks holo amder page ta load hoyar age or pore behaivier kmn hobe aita thik kore .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https://vuejs.org/v2/guide/instance.html#Instance-Lifecycle-Hooks</text:p>
      <text:p text:style-name="P2"><text:s text:c="2"/></text:p>
      <text:p text:style-name="P2"><text:s text:c="2"/></text:p>
      <text:p text:style-name="P2"><text:s text:c="2"/></text:p>
      <text:p text:style-name="P2"><text:s text:c="2"/>Hook likhar System:</text:p>
      <text:p text:style-name="P2"><text:s text:c="2"/></text:p>
      <text:p text:style-name="P2"><text:s text:c="2"/>Hook function gula sobsomoy Data() method er pore likhte hobe .</text:p>
      <text:p text:style-name="P2"><text:s text:c="2"/></text:p>
      <text:p text:style-name="P2"><text:s text:c="2"/>Some to Hook:</text:p>
      <text:p text:style-name="P2"><text:s text:c="2"/></text:p>
      <text:p text:style-name="P2"><text:s text:c="2"/>beforeCreate,created,beforeUpdate,updated,beforeMount,mounted,activated,deactivated.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Hook is not the part of methods , its the outside of methods</text:p>
      <text:p text:style-name="P2"><text:s text:c="2"/></text:p>
      <text:p text:style-name="P2"><text:s text:c="2"/>*********************************************************************************</text:p>
      <text:p text:style-name="P2"><text:s text:c="2"/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08:58.818380715</meta:creation-date>
    <dc:date>2020-04-20T21:13:22.260670624</dc:date>
    <meta:editing-duration>PT4M50S</meta:editing-duration>
    <meta:editing-cycles>1</meta:editing-cycles>
    <meta:document-statistic meta:table-count="0" meta:image-count="0" meta:object-count="0" meta:page-count="1" meta:paragraph-count="34" meta:word-count="54" meta:character-count="554" meta:non-whitespace-character-count="444"/>
    <meta:generator>LibreOffice/6.0.7.3$Linux_X86_64 LibreOffice_project/00m0$Build-3</meta:generator>
  </office:meta>
</office:document-meta>
</file>